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line-height="115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line-height="15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line-height="150%" fo:text-indent="0in" style:auto-text-indent="false"/>
    </style:style>
    <style:style style:name="P14" style:family="paragraph" style:parent-style-name="Standard" style:list-style-name="WWNum9">
      <style:paragraph-properties fo:margin-left="1in" fo:margin-right="0in" fo:text-indent="-0.25in" style:auto-text-indent="false"/>
    </style:style>
    <style:style style:name="P15" style:family="paragraph" style:parent-style-name="Standard" style:list-style-name="WWNum7">
      <style:paragraph-properties fo:margin-left="1in" fo:margin-right="0in" fo:text-indent="-0.25in" style:auto-text-indent="false"/>
    </style:style>
    <style:style style:name="P16" style:family="paragraph" style:parent-style-name="Standard" style:list-style-name="WWNum2">
      <style:paragraph-properties fo:margin-left="1in" fo:margin-right="0in" fo:text-indent="-0.25in" style:auto-text-indent="false"/>
    </style:style>
    <style:style style:name="P17" style:family="paragraph" style:parent-style-name="Standard" style:list-style-name="WWNum2">
      <style:paragraph-properties fo:margin-left="1in" fo:margin-right="0in" fo:line-height="150%" fo:text-indent="-0.25in" style:auto-text-indent="false"/>
    </style:style>
    <style:style style:name="P18" style:family="paragraph" style:parent-style-name="Standard">
      <style:paragraph-properties fo:margin-left="1in" fo:margin-right="0in" fo:line-height="150%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980000" fo:font-size="10pt" style:font-size-asian="10pt" style:font-size-complex="10pt"/>
    </style:style>
    <style:style style:name="P21" style:family="paragraph" style:parent-style-name="Heading_20_1" style:master-page-name="Standard">
      <style:paragraph-properties style:page-number="1"/>
    </style:style>
    <style:style style:name="P22" style:family="paragraph" style:parent-style-name="Heading_20_4">
      <style:paragraph-properties fo:margin-left="0in" fo:margin-right="0in" fo:text-indent="0in" style:auto-text-indent="false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980000" fo:font-size="10pt" fo:font-weight="bold" style:font-size-asian="10pt" style:font-weight-asian="bold" style:font-size-complex="10pt"/>
    </style:style>
    <style:style style:name="T10" style:family="text">
      <style:text-properties fo:color="#980000" fo:font-size="10pt" style:font-size-asian="10pt" style:font-size-complex="10pt"/>
    </style:style>
    <style:style style:name="T11" style:family="text">
      <style:text-properties fo:color="#980000" fo:font-size="13pt" style:font-size-asian="13pt" style:font-size-complex="13pt"/>
    </style:style>
    <style:style style:name="T12" style:family="text">
      <style:text-properties fo:color="#980000" style:font-name="Comfortaa" fo:font-size="10pt" style:font-name-asian="Comfortaa1" style:font-size-asian="10pt" style:font-name-complex="Comfortaa1" style:font-size-complex="10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color="#ff00ff" fo:font-size="10pt" style:font-size-asian="10pt" style:font-size-complex="10pt"/>
    </style:style>
    <style:style style:name="T15" style:family="text">
      <style:text-properties fo:color="#ff00ff" fo:font-size="13pt" style:font-size-asian="13pt" style:font-size-complex="13pt"/>
    </style:style>
    <style:style style:name="T16" style:family="text">
      <style:text-properties style:font-name="Comfortaa" fo:font-size="10pt" style:font-name-asian="Comfortaa1" style:font-size-asian="10pt" style:font-name-complex="Comfortaa1" style:font-size-complex="10pt"/>
    </style:style>
    <style:style style:name="T17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9dz15tua22r0"/><text:span text:style-name="T1">Experiment Protocol</text:span></text:p>
      <text:p text:style-name="Heading_20_2"><text:bookmark text:name="_dqfkkf6zpflb"/><text:span text:style-name="T2">General info</text:span></text:p>
      <text:p text:style-name="Heading_20_3"><text:bookmark text:name="_px7sp4mxqbht"/><text:span text:style-name="T3">Before entering </text:span></text:p>
      <text:list xml:id="list665188854" text:style-name="WWNum6">
        <text:list-item>
          <text:p text:style-name="P2"><text:span text:style-name="T4">Make sure everyone downstairs </text:span><text:span text:style-name="T5">knows </text:span><text:span text:style-name="T4">that you are running an experiment right now and that it is okay (nurses and Monitoring room)</text:span></text:p>
        </text:list-item>
      </text:list>
      <text:p text:style-name="Heading_20_3"><text:bookmark text:name="_rn70mxras587"/><text:span text:style-name="T3">Patient</text:span></text:p>
      <text:list xml:id="list810022368" text:style-name="WWNum9">
        <text:list-item>
          <text:p text:style-name="P3"><text:span text:style-name="T5">Explain </text:span><text:span text:style-name="T4">the experiment and the task to the patient</text:span></text:p>
        </text:list-item>
        <text:list-item>
          <text:p text:style-name="P3"><text:span text:style-name="T4">Give the patient an </text:span><text:span text:style-name="T5">estimation how long</text:span><text:span text:style-name="T4"> it will take</text:span></text:p>
        </text:list-item>
        <text:list-item>
          <text:p text:style-name="P3"><text:span text:style-name="T5">Ask </text:span><text:span text:style-name="T4">the patient whether it is okay to do it (right now)</text:span></text:p>
        </text:list-item>
        <text:list-item>
          <text:p text:style-name="P3"><text:span text:style-name="T4">Check for </text:span><text:span text:style-name="T5">sources of distraction / noise</text:span><text:span text:style-name="T4"> (e.g. music) and ask the patient to switch it off if possible</text:span></text:p>
        </text:list-item>
      </text:list>
      <text:p text:style-name="Heading_20_3"><text:bookmark text:name="_3lf1g7p6nqfd"/><text:span text:style-name="T3">Setup</text:span></text:p>
      <text:list xml:id="list1916454899914" text:continue-numbering="true" text:style-name="WWNum9">
        <text:list-item>
          <text:p text:style-name="P3"><text:span text:style-name="T5">Close the door </text:span><text:span text:style-name="T4">and hang the “Experiment running” </text:span><text:span text:style-name="T5">sign </text:span><text:span text:style-name="T4">on the door</text:span></text:p>
        </text:list-item>
        <text:list-item>
          <text:p text:style-name="P3"><text:span text:style-name="T5">Check </text:span><text:span text:style-name="T4">all the </text:span><text:span text:style-name="T5">cables</text:span></text:p>
        </text:list-item>
        <text:list-item>
          <text:p text:style-name="P3"><text:span text:style-name="T5">Connect DAQ</text:span><text:span text:style-name="T4"> to Laptop</text:span></text:p>
        </text:list-item>
        <text:list-item>
          <text:p text:style-name="P3"><text:span text:style-name="T4">Move </text:span><text:span text:style-name="T5">laptop to patient</text:span><text:span text:style-name="T4"> and make sure he/she can reach the necessary buttons and sits comfortable</text:span></text:p>
        </text:list-item>
        <text:list-item>
          <text:p text:style-name="P3"><text:span text:style-name="T5">Stop recording</text:span><text:span text:style-name="T4"> → </text:span><text:span text:style-name="T5">New Folder</text:span><text:span text:style-name="T4"> (wait for ~10s) → </text:span><text:span text:style-name="T5">Start recording </text:span></text:p>
        </text:list-item>
      </text:list>
      <text:p text:style-name="P12"><text:span text:style-name="T4">(in NetCom Remote, not Neuralynx!)</text:span></text:p>
      <text:p text:style-name="Heading_20_3"><text:bookmark text:name="_2wtiirhwhfsw"/><text:span text:style-name="T3">During experiment</text:span></text:p>
      <text:list xml:id="list1916110576693" text:continue-numbering="true" text:style-name="WWNum9">
        <text:list-item>
          <text:p text:style-name="P3"><text:span text:style-name="T4">“</text:span><text:span text:style-name="T5">Esc</text:span><text:span text:style-name="T4">” → start experiment; “</text:span><text:span text:style-name="T5">F10</text:span><text:span text:style-name="T4">” → abort experiment</text:span></text:p>
        </text:list-item>
        <text:list-item>
          <text:p text:style-name="P3"><text:span text:style-name="T4">Add entry to </text:span><text:span text:style-name="T5">spreadsheet </text:span><text:span text:style-name="T4">containing all sessions</text:span></text:p>
          <text:list>
            <text:list-item>
              <text:p text:style-name="P14"><text:span text:style-name="T4">If</text:span><text:span text:style-name="T5"> less than 2TB memory</text:span><text:span text:style-name="T4"> are left, inform the group after the experiment</text:span></text:p>
            </text:list-item>
          </text:list>
        </text:list-item>
        <text:list-item>
          <text:p text:style-name="P3"><text:span text:style-name="T4">Make 2 </text:span><text:span text:style-name="T5">screenshots </text:span><text:span text:style-name="T4">and save them on F (with patient number)</text:span></text:p>
          <text:list>
            <text:list-item>
              <text:p text:style-name="P14"><text:span text:style-name="T4">One with NetCom Remote Control &amp; Acquisition System Status (Can be found under “View” if it isn’t open)</text:span></text:p>
            </text:list-item>
            <text:list-item>
              <text:p text:style-name="P14"><text:span text:style-name="T4">One without them and only the Pegasus recording</text:span></text:p>
            </text:list-item>
          </text:list>
        </text:list-item>
        <text:list-item>
          <text:p text:style-name="P3"><text:span text:style-name="T9">If the patient has a seizure, press the red emergency button at the patient’s bed, remove laptop &amp; table and make space </text:span></text:p>
        </text:list-item>
      </text:list>
      <text:p text:style-name="Heading_20_3"><text:bookmark text:name="_w4qfr5aggjjl"/><text:span text:style-name="T3">After (in patient’s room)</text:span></text:p>
      <text:list xml:id="list1460995516" text:style-name="WWNum7">
        <text:list-item>
          <text:p text:style-name="P4"><text:soft-page-break/><text:span text:style-name="T5">Stop recording</text:span><text:span text:style-name="T4"> → </text:span><text:span text:style-name="T5">New Folder</text:span><text:span text:style-name="T4"> (wait for ~10s) → </text:span><text:span text:style-name="T5">Start recording </text:span></text:p>
        </text:list-item>
      </text:list>
      <text:p text:style-name="P12"><text:span text:style-name="T4">(in NetCom Remote, not Neuralynx!)</text:span></text:p>
      <text:list xml:id="list1917363076859" text:continue-numbering="true" text:style-name="WWNum7">
        <text:list-item>
          <text:p text:style-name="P4"><text:span text:style-name="T5">Copy the folder with recordings</text:span><text:span text:style-name="T4"> (should be the one with the second last timestamp) to current_patient and </text:span><text:span text:style-name="T5">rename</text:span><text:span text:style-name="T4">: add patientNo and experiment no. </text:span></text:p>
          <text:list>
            <text:list-item>
              <text:p text:style-name="P15"><text:span text:style-name="T4">e.g, 071e11os2 (patient 71, 2nd os, 11th experiment in total)</text:span></text:p>
            </text:list-item>
          </text:list>
        </text:list-item>
      </text:list>
      <text:list xml:id="list655291529" text:style-name="WWNum8">
        <text:list-item>
          <text:p text:style-name="P5"><text:span text:style-name="T4">If you are the last person to run an experiment on that day, </text:span><text:span text:style-name="T5">turn off the monitor</text:span><text:span text:style-name="T4"> so that the patient can sleep</text:span></text:p>
        </text:list-item>
      </text:list>
      <text:p text:style-name="Heading_20_2"><text:bookmark text:name="_c517t1grelos"/><text:span text:style-name="T2">Personscreening</text:span></text:p>
      <text:p text:style-name="Heading_20_3"><text:bookmark text:name="_8xec4qhdoo9a"/><text:span text:style-name="T3">Preparation</text:span></text:p>
      <text:p text:style-name="Heading_20_4"><text:bookmark text:name="_v66zmzp8u5q0"/><text:span text:style-name="T13">Find images</text:span></text:p>
      <text:list xml:id="list3440389568" text:style-name="WWNum2">
        <text:list-item>
          <text:p text:style-name="P6"><text:span text:style-name="T5">Search for images</text:span><text:span text:style-name="T4"> based on the interview</text:span></text:p>
          <text:list>
            <text:list-item>
              <text:p text:style-name="P16"><text:span text:style-name="T6">&amp;tbs_iar:s</text:span><text:span text:style-name="T7"> </text:span><text:span text:style-name="T4">at the end of the Google search url searches only for quadratic images</text:span></text:p>
            </text:list-item>
          </text:list>
        </text:list-item>
        <text:list-item>
          <text:p text:style-name="P6"><text:span text:style-name="T4">If there were already other experiments: add objects which evoked </text:span><text:span text:style-name="T5">responses </text:span></text:p>
        </text:list-item>
        <text:list-item>
          <text:p text:style-name="P6"><text:span text:style-name="T4">Extract quadratic cutouts from </text:span><text:span text:style-name="T5">private images </text:span></text:p>
          <text:list>
            <text:list-item>
              <text:p text:style-name="P16"><text:span text:style-name="T4">Rename them: number of patient + “_p” + number (e.g. 084_p17)</text:span></text:p>
            </text:list-item>
          </text:list>
        </text:list-item>
        <text:list-item>
          <text:p text:style-name="P6"><text:span text:style-name="T4">Add images from </text:span><text:span text:style-name="T5">clinic personnel </text:span><text:span text:style-name="T4">and our group </text:span><text:span text:style-name="T14">(where to find them?)</text:span></text:p>
        </text:list-item>
        <text:list-item>
          <text:p text:style-name="P6"><text:span text:style-name="T4">Fill image list to ~140 with </text:span><text:span text:style-name="T5">common concepts</text:span><text:span text:style-name="T4"> (like “Merkel” or “Einstein”; based on general interests of patient)</text:span></text:p>
        </text:list-item>
      </text:list>
      <text:p text:style-name="P22"><text:bookmark text:name="_8l7owdtjdqcf"/><text:span text:style-name="T13">Prepare images</text:span></text:p>
      <text:list xml:id="list1917506635605" text:continue-numbering="true" text:style-name="WWNum2">
        <text:list-item>
          <text:p text:style-name="P6"><text:span text:style-name="T5">Save all images</text:span><text:span text:style-name="T4"> in </text:span><text:span text:style-name="T7">Projects/SU/ImageFolder/Sessions Bonn/”Folder”</text:span></text:p>
          <text:list>
            <text:list-item>
              <text:p text:style-name="P16"><text:span text:style-name="T4">“Folder” = number of patient + “ps” (for personscreening) + number of session</text:span></text:p>
            </text:list-item>
            <text:list-item>
              <text:p text:style-name="P16"><text:span text:style-name="T4">example: 084ps1</text:span></text:p>
            </text:list-item>
          </text:list>
        </text:list-item>
        <text:list-item>
          <text:p text:style-name="P6"><text:span text:style-name="T4">Make sure all images are </text:span><text:span text:style-name="T5">jpg</text:span></text:p>
          <text:list>
            <text:list-item>
              <text:p text:style-name="P17"><text:span text:style-name="T4">In terminal: go to the folder and execute </text:span></text:p>
            </text:list-item>
          </text:list>
        </text:list-item>
      </text:list>
      <text:p text:style-name="P18"><text:span text:style-name="T16">mogrify -format jpg *.png</text:span></text:p>
      <text:p text:style-name="P18"><text:span text:style-name="T16">mogrify -format jpg *.jpeg</text:span></text:p>
      <text:list xml:id="list1917465967327" text:continue-numbering="true" text:style-name="WWNum2">
        <text:list-item>
          <text:p text:style-name="P6"><text:span text:style-name="T5">Resize </text:span><text:span text:style-name="T4">images</text:span></text:p>
          <text:list>
            <text:list-item>
              <text:p text:style-name="P17"><text:span text:style-name="T4">In terminal: go to the folder and execute </text:span></text:p>
            </text:list-item>
          </text:list>
        </text:list-item>
      </text:list>
      <text:p text:style-name="P18"><text:span text:style-name="T16">mogrify -resize 160x160 *.jpg</text:span></text:p>
      <text:list xml:id="list2526936415" text:style-name="WWNum5">
        <text:list-item>
          <text:p text:style-name="P7"><text:soft-page-break/><text:span text:style-name="T5">Double check</text:span><text:span text:style-name="T4"> that all images have the right format and the number of images is correct (it can happen that there is an extra copy of all files starting with ‘~’ → delete them)</text:span></text:p>
        </text:list-item>
      </text:list>
      <text:list xml:id="list1915844031471" text:continue-list="list1917465967327" text:style-name="WWNum2">
        <text:list-item>
          <text:p text:style-name="P6"><text:span text:style-name="T4">Move images to </text:span><text:span text:style-name="T5">experiment laptop</text:span><text:span text:style-name="T4"> to </text:span><text:span text:style-name="T7">/home/exp/screening</text:span></text:p>
        </text:list-item>
      </text:list>
      <text:p text:style-name="Heading_20_3"><text:bookmark text:name="_bqep86xo8swj"/><text:span text:style-name="T3">Before experiment</text:span></text:p>
      <text:p text:style-name="P19"><text:span text:style-name="T5">Make sure you did everything from “</text:span><text:a xlink:type="simple" xlink:href="#_u16gt14gc1y" text:style-name="ListLabel_20_82" text:visited-style-name="ListLabel_20_82"><text:span text:style-name="T17">Always → Before</text:span></text:a><text:span text:style-name="T5">”; time needed: ~25-30 min</text:span></text:p>
      <text:p text:style-name="Heading_20_5"><text:bookmark text:name="_vif0h8w1jr2q"/><text:span text:style-name="T4">Task for patient</text:span></text:p>
      <text:list xml:id="list3054209651" text:style-name="WWNum1">
        <text:list-item>
          <text:p text:style-name="P8"><text:span text:style-name="T4">Pfeiltaste nach </text:span><text:span text:style-name="T5">links</text:span><text:span text:style-name="T4">: Im Bild ist ein (menschliches) Gesicht zu sehen</text:span></text:p>
        </text:list-item>
        <text:list-item>
          <text:p text:style-name="P8"><text:span text:style-name="T4">Pfeiltaste nach </text:span><text:span text:style-name="T5">rechts</text:span><text:span text:style-name="T4">: Kein menschliches Gesicht</text:span></text:p>
        </text:list-item>
      </text:list>
      <text:p text:style-name="Heading_20_5"><text:bookmark text:name="_pl9nyznoygqp"/><text:span text:style-name="T4">Run screening:</text:span></text:p>
      <text:list xml:id="list2107235824" text:style-name="WWNum3">
        <text:list-item>
          <text:p text:style-name="P9"><text:span text:style-name="T4">Open terminal and run experiment with the following commands:</text:span></text:p>
        </text:list-item>
      </text:list>
      <text:p text:style-name="P13"><text:span text:style-name="T16">cd screening<text:tab/></text:span><text:span text:style-name="T4"># not ‘</text:span><text:span text:style-name="T5">S</text:span><text:span text:style-name="T4">creening’!</text:span></text:p>
      <text:p text:style-name="P13"><text:span text:style-name="T16">octave </text:span></text:p>
      <text:p text:style-name="P13"><text:span text:style-name="T16">screening(‘084ps2’) <text:s/></text:span><text:span text:style-name="T4"># assuming it is patient number 84 and the 2nd ps</text:span></text:p>
      <text:list xml:id="list1917130618880" text:continue-numbering="true" text:style-name="WWNum3">
        <text:list-item>
          <text:p text:style-name="P10"><text:span text:style-name="T4">Enter patient and session number (only enter numbers!)</text:span></text:p>
        </text:list-item>
      </text:list>
      <text:p text:style-name="Heading_20_3"><text:bookmark text:name="_n63zhsany4qt"/><text:span text:style-name="T3">During experiment</text:span></text:p>
      <text:p text:style-name="Standard"><text:span text:style-name="T5">Make sure you did everything from “</text:span><text:a xlink:type="simple" xlink:href="#_2wtiirhwhfsw" text:style-name="ListLabel_20_82" text:visited-style-name="ListLabel_20_82"><text:span text:style-name="T17">Always → During</text:span></text:a><text:span text:style-name="T5">”</text:span></text:p>
      <text:p text:style-name="Heading_20_3"><text:bookmark text:name="_b7gelo5dgcfz"/><text:span text:style-name="T3">After (in patient’s room)</text:span></text:p>
      <text:p text:style-name="Standard"><text:span text:style-name="T5">Make sure you did everything from “</text:span><text:a xlink:type="simple" xlink:href="#_w4qfr5aggjjl" text:style-name="ListLabel_20_82" text:visited-style-name="ListLabel_20_82"><text:span text:style-name="T17">Always → After</text:span></text:a><text:span text:style-name="T5">”</text:span></text:p>
      <text:p text:style-name="Heading_20_3"><text:bookmark text:name="_olfp2adg17f1"/><text:span text:style-name="T3">After (in the office)</text:span></text:p>
      <text:p text:style-name="P19"><text:span text:style-name="T14">Copy log files? Delete images from laptop?</text:span></text:p>
      <text:p text:style-name="P20"/>
      <text:p text:style-name="P1"/>
      <text:p text:style-name="Heading_20_2"><text:bookmark text:name="_v5378lx0n0vo"/><text:span text:style-name="T2">Objectscreening (os)</text:span></text:p>
      <text:p text:style-name="Heading_20_3"><text:bookmark text:name="_qjetb4mh8jsn"/><text:span text:style-name="T15">Preparation</text:span></text:p>
      <text:p text:style-name="Standard"><text:span text:style-name="T14">?</text:span></text:p>
      <text:p text:style-name="Heading_20_3"><text:bookmark text:name="_c4zra5o4g8mc"/><text:span text:style-name="T3">Before </text:span></text:p>
      <text:p text:style-name="Standard"><text:span text:style-name="T5">Make sure you did everything from “</text:span><text:a xlink:type="simple" xlink:href="#_u16gt14gc1y" text:style-name="ListLabel_20_82" text:visited-style-name="ListLabel_20_82"><text:span text:style-name="T17">Always → Before</text:span></text:a><text:span text:style-name="T5">”; time needed: ~25-30 min</text:span></text:p>
      <text:p text:style-name="Heading_20_5"><text:bookmark text:name="_93p3qp159dc1"/><text:soft-page-break/><text:span text:style-name="T4">Task for patient</text:span></text:p>
      <text:list xml:id="list1916529521760" text:continue-numbering="true" text:style-name="WWNum3">
        <text:list-item>
          <text:p text:style-name="P10"><text:span text:style-name="T4">Pfeiltaste nach </text:span><text:span text:style-name="T5">links</text:span><text:span text:style-name="T4">: Man kann das Objekt hochheben, und zwar mit einer Hand</text:span></text:p>
        </text:list-item>
        <text:list-item>
          <text:p text:style-name="P10"><text:span text:style-name="T4">Pfeiltaste nach </text:span><text:span text:style-name="T5">rechts</text:span><text:span text:style-name="T4">: Objekt ist nicht hochhebbar, oder man benötigt beide Hände</text:span></text:p>
        </text:list-item>
      </text:list>
      <text:p text:style-name="Heading_20_5"><text:bookmark text:name="_ml9s5mifr5ak"/><text:span text:style-name="T4">Run screening:</text:span></text:p>
      <text:list xml:id="list1916972434814" text:continue-numbering="true" text:style-name="WWNum3">
        <text:list-item>
          <text:p text:style-name="P9"><text:span text:style-name="T4">Open terminal and run experiment with the following commands:</text:span></text:p>
        </text:list-item>
      </text:list>
      <text:p text:style-name="P13"><text:span text:style-name="T16">cd os</text:span></text:p>
      <text:p text:style-name="P13"><text:span text:style-name="T16">octave </text:span></text:p>
      <text:p text:style-name="P13"><text:span text:style-name="T16">os</text:span></text:p>
      <text:list xml:id="list1915861816353" text:continue-numbering="true" text:style-name="WWNum3">
        <text:list-item>
          <text:p text:style-name="P10"><text:span text:style-name="T4">Enter patient and session number (only enter numbers!)</text:span></text:p>
        </text:list-item>
      </text:list>
      <text:p text:style-name="Heading_20_3"><text:bookmark text:name="_9j5p5ag6e1bj"/><text:span text:style-name="T3">During </text:span></text:p>
      <text:p text:style-name="Standard"><text:span text:style-name="T5">Make sure you did everything from “</text:span><text:a xlink:type="simple" xlink:href="#_2wtiirhwhfsw" text:style-name="ListLabel_20_82" text:visited-style-name="ListLabel_20_82"><text:span text:style-name="T17">Always → During</text:span></text:a><text:span text:style-name="T5">”</text:span></text:p>
      <text:list xml:id="list1724701374" text:style-name="WWNum4">
        <text:list-item>
          <text:p text:style-name="P11"><text:span text:style-name="T4">Check </text:span><text:span text:style-name="T5">how long</text:span><text:span text:style-name="T4"> the patient needs for first run. If it is more than 5-6 min, tell him/her that they can decide faster based on first intuition</text:span></text:p>
        </text:list-item>
      </text:list>
      <text:p text:style-name="Heading_20_3"><text:bookmark text:name="_lvshf58fephz"/><text:span text:style-name="T3">After (in patient’s room)</text:span></text:p>
      <text:p text:style-name="Standard"><text:span text:style-name="T5">Make sure you did everything from “</text:span><text:a xlink:type="simple" xlink:href="#_w4qfr5aggjjl" text:style-name="ListLabel_20_82" text:visited-style-name="ListLabel_20_82"><text:span text:style-name="T17">Always → After</text:span></text:a><text:span text:style-name="T5">”</text:span></text:p>
      <text:p text:style-name="Heading_20_3"><text:bookmark text:name="_jqkgi87xftr0"/><text:span text:style-name="T3">After (in the Office)</text:span></text:p>
      <text:list xml:id="list1916769144658" text:continue-list="list655291529" text:style-name="WWNum8">
        <text:list-item>
          <text:p text:style-name="P5"><text:span text:style-name="T4">Copy log files from </text:span><text:span text:style-name="T7">/home/exp/os/logs</text:span><text:span text:style-name="T4"> zu </text:span><text:span text:style-name="T7">Projects/SU/os/logs</text:span><text:span text:style-name="T4"> + </text:span><text:span text:style-name="T14">umbenennen?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fo:font-size="10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fo:font-size="10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fo:font-size="10pt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in" fo:margin-bottom="0.872in" fo:margin-left="1in" fo:margin-right="1in" style:writing-mode="lr-tb" style:layout-grid-color="#c0c0c0" style:layout-grid-lines="2573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91" meta:word-count="766" meta:character-count="4348" meta:non-whitespace-character-count="3706"/>
    <meta:generator>LibreOfficeDev/6.0.5.2$Linux_X86_64 LibreOffice_project/</meta:generator>
  </office:meta>
</office:document-meta>
</file>